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Segoe UI1" fo:font-size="15pt" officeooo:rsid="001237fd" officeooo:paragraph-rsid="001237fd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000000" style:font-name="Segoe UI1" fo:font-size="15pt" officeooo:rsid="001237fd" officeooo:paragraph-rsid="001237fd" style:font-size-asian="15pt" style:font-size-complex="15pt"/>
    </style:style>
    <style:style style:name="P3" style:family="paragraph" style:parent-style-name="Standard">
      <style:text-properties fo:color="#000000" style:font-name="Segoe UI1" fo:font-size="15pt" officeooo:rsid="001237fd" officeooo:paragraph-rsid="001237fd" fo:background-color="#ffff00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fo:color="#000000" style:font-name="Segoe UI1" fo:font-size="15pt" officeooo:rsid="001237fd" officeooo:paragraph-rsid="001237fd" fo:background-color="#ffff0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Segoe UI1" fo:font-size="15pt" fo:letter-spacing="normal" fo:font-style="normal" fo:font-weight="normal" officeooo:rsid="001237fd" officeooo:paragraph-rsid="001237fd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Segoe UI1" fo:font-size="15pt" fo:letter-spacing="normal" fo:font-style="normal" fo:font-weight="normal" officeooo:rsid="001237fd" officeooo:paragraph-rsid="001237fd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Segoe UI1" fo:font-size="15pt" fo:letter-spacing="normal" fo:font-style="normal" fo:font-weight="normal" officeooo:rsid="001237fd" officeooo:paragraph-rsid="001237fd" fo:background-color="#ffff00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Segoe UI1" fo:font-size="15pt" fo:letter-spacing="normal" fo:font-style="normal" fo:font-weight="normal" officeooo:rsid="001237fd" officeooo:paragraph-rsid="001237fd" fo:background-color="#ffff00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Segoe UI1" fo:font-size="15pt" fo:letter-spacing="normal" fo:font-style="normal" fo:font-weight="normal" officeooo:rsid="0013688c" officeooo:paragraph-rsid="0013688c" fo:background-color="transparent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officeooo:paragraph-rsid="001237fd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font-name="Segoe UI1" fo:font-size="15pt" officeooo:rsid="0013688c" officeooo:paragraph-rsid="0013688c" fo:background-color="#ffff00" style:font-size-asian="15pt" style:font-size-complex="15pt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Segoe UI1" fo:font-size="15pt" fo:letter-spacing="normal" fo:font-style="normal" fo:font-weight="normal" officeooo:rsid="0013688c" officeooo:paragraph-rsid="0013688c" fo:background-color="#ffff00" style:font-size-asian="15pt" style:font-size-complex="15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letter-spacing="normal" fo:font-style="normal" fo:font-weight="normal" officeooo:rsid="00168b88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000000" style:font-name="Segoe UI1" fo:font-size="15pt" officeooo:rsid="001237fd" style:font-size-asian="15pt" style:font-size-complex="15pt"/>
    </style:style>
    <style:style style:name="T6" style:family="text">
      <style:text-properties fo:color="#000000" style:font-name="Segoe UI1" fo:font-size="15pt" officeooo:rsid="001883f4" style:font-size-asian="15pt" style:font-size-complex="15pt"/>
    </style:style>
    <style:style style:name="T7" style:family="text">
      <style:text-properties fo:color="#000000" style:font-name="Segoe UI1" fo:font-size="15pt" officeooo:rsid="001237fd" fo:background-color="#ffff00" loext:char-shading-value="0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orname Name</text:p>
      <text:p text:style-name="P3">Straße XXX</text:p>
      <text:p text:style-name="P3">PLZ Stadt</text:p>
      <text:p text:style-name="P1"><text:span text:style-name="T4">Stadt</text:span>, den <text:span text:style-name="T4">TT.MM.JJJJ</text:span></text:p>
      <text:p text:style-name="P1"/>
      <text:p text:style-name="P1">Meldebehörde <text:span text:style-name="T4">Stadt</text:span></text:p>
      <text:p text:style-name="P4">Straße XXX</text:p>
      <text:p text:style-name="P4">PLZ Stadt</text:p>
      <text:p text:style-name="P1"/>
      <text:p text:style-name="P10"><text:span text:style-name="T5">Sehr geehrte </text:span><text:span text:style-name="T6">Verantwortliche</text:span><text:span text:style-name="T5"> der Meldebehörde </text:span><text:span text:style-name="T7">Stadt</text:span><text:span text:style-name="T5">,</text:span></text:p>
      <text:p text:style-name="P2"/>
      <text:p text:style-name="P5">Aufgrund einer akuten Gefahrensituation für mich und meine Familie muss ich hiermit eine vollständige Auskunftsperre meiner Daten beantragen.</text:p>
      <text:p text:style-name="P2"><text:span text:style-name="T1">Eine rechtsradikale Vereinigung hat mich zu ihrem Ziel erklärt, </text:span><text:span text:style-name="T2">weil ich einer Minderheit angehöre/Aktivismus zu Minderheitenschutz betreibe/einer Minderheit angehöre und Aktivismus zu Minderheitenschutz betreibe.</text:span></text:p>
      <text:p text:style-name="P5">Die betreffende Situation stellt eine Gefahr für Leib und Leben dar, daher ist diese Präventionsmaßnahme schnellstmöglich notwendig.</text:p>
      <text:p text:style-name="P5"/>
      <text:p text:style-name="P5">Ich bitte Sie inständig, meiner Bitte schnellstmöglich nachzukommen.</text:p>
      <text:p text:style-name="P5"/>
      <text:p text:style-name="P5">Mit freundlichen Grüßen,</text:p>
      <text:p text:style-name="P5"/>
      <text:p text:style-name="P7">[Vorname, Nachname]</text:p>
      <text:p text:style-name="P6"/>
      <text:p text:style-name="P8">[handschriftliche Unterschrift]</text:p>
      <text:p text:style-name="P8">[dieser Teil kann gelöscht werden]</text:p>
      <text:p text:style-name="P8"/>
      <text:p text:style-name="P9">Anlagen:</text:p>
      <text:list xml:id="list165824411" text:style-name="L1">
        <text:list-item>
          <text:p text:style-name="P11"><text:span text:style-name="T1">Etwaige Fotos von </text:span><text:span text:style-name="T3">Hassbotschaften oder </text:span><text:span text:style-name="T1">Drohungen</text:span></text:p>
        </text:list-item>
        <text:list-item>
          <text:p text:style-name="P12">Etwaige Screenshots von Hasskommentaren oder Drohungen</text:p>
        </text:list-item>
        <text:list-item>
          <text:p text:style-name="P12">Etwaige Empfehlung von Schutzorganisation, eine Sperrung durchführen zu lasse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26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26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2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fo:font-size="12pt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7T00:14:46.233000000</meta:creation-date>
    <meta:generator>LibreOffice/6.4.3.2$Windows_X86_64 LibreOffice_project/747b5d0ebf89f41c860ec2a39efd7cb15b54f2d8</meta:generator>
    <dc:date>2020-05-11T22:06:24.315000000</dc:date>
    <meta:editing-duration>PT11M57S</meta:editing-duration>
    <meta:editing-cycles>6</meta:editing-cycles>
    <meta:document-statistic meta:table-count="0" meta:image-count="0" meta:object-count="0" meta:page-count="1" meta:paragraph-count="20" meta:word-count="125" meta:character-count="994" meta:non-whitespace-character-count="892"/>
  </office:meta>
</office:document-meta>
</file>